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$project.Name</text:p>
      <text:p text:style-name="Normal"/>
      <text:p text:style-name="Normal">This is an inner document</text:p>
      <text:p text:style-name="P2"/>
      <text:soft-page-break/>
      <text:p text:style-name="Normal">With a new pag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itle">$project.Nam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itle">$project.Nam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o Mancuso</meta:initial-creator>
    <dc:creator>Marco Mancuso</dc:creator>
    <meta:creation-date>2022-08-22T11:57:00Z</meta:creation-date>
    <dc:date>2022-09-05T12:17:00Z</dc:date>
    <meta:template xlink:href="Normal.dotm" xlink:type="simple"/>
    <meta:editing-cycles>23</meta:editing-cycles>
    <meta:editing-duration>PT3600S</meta:editing-duration>
    <meta:document-statistic meta:page-count="3" meta:paragraph-count="1" meta:word-count="19" meta:character-count="128" meta:row-count="1" meta:non-whitespace-character-count="110"/>
  </office:meta>
</office:document-meta>
</file>